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5f9ef" officeooo:paragraph-rsid="0015f9ef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5f9ef" officeooo:paragraph-rsid="0015f9ef"/>
    </style:style>
    <style:style style:name="P3" style:family="paragraph" style:parent-style-name="Standard">
      <style:paragraph-properties fo:margin-left="0.4925in" fo:text-indent="0in" style:auto-text-indent="false"/>
      <style:text-properties officeooo:rsid="0015f9ef" officeooo:paragraph-rsid="0015f9ef"/>
    </style:style>
    <style:style style:name="P4" style:family="paragraph" style:parent-style-name="Standard">
      <style:paragraph-properties fo:margin-left="0in" fo:text-indent="0in" style:auto-text-indent="false"/>
      <style:text-properties officeooo:rsid="0015f9ef" officeooo:paragraph-rsid="0015f9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it" fo:country="IT" officeooo:rsid="00177b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JDK</text:p>
      <text:p text:style-name="P2"/>
      <text:p text:style-name="P2">La JDK è un kit che include tutto il necessario per lo sviluppo di applicazioni Java. È una sovrainsieme della JRE (Java Runtime Environment), poiché oltre agli strumenti di esecuzione include anche compilatori e altri strumenti di sviluppo.</text:p>
      <text:p text:style-name="P2">Senza la JDK, non è possibile sviluppare e compilare programmi Java, ma solo eseguire quelli già compilati.</text:p>
      <text:p text:style-name="P2"/>
      <text:p text:style-name="P2">La JDK è composta da diversi elementi fondamentali:</text:p>
      <text:p text:style-name="P2">-<text:span text:style-name="T1"> Il compilatore Java (javac):</text:span></text:p>
      <text:p text:style-name="P3">Il compilatore trasforma il codice sorgente Java (.java) in bytecode (.class), che può poi essere eseguito dalla JVM.</text:p>
      <text:p text:style-name="P3"/>
      <text:p text:style-name="P4">- <text:span text:style-name="T1">La JVM (Java Virtual Machine):</text:span></text:p>
      <text:p text:style-name="P3">La JVM (Java Virtual Machine) è l'ambiente di esecuzione per i programmi Java. Prende il bytecode e lo converte in istruzioni eseguibili per il sistema operativo. Componenti chiave della JVM:</text:p>
      <text:p text:style-name="P3"><text:s text:c="4"/><text:span text:style-name="T2">1) </text:span>Class Loader: Carica le classi in memoria.</text:p>
      <text:p text:style-name="P3"><text:s text:c="4"/><text:span text:style-name="T2">2) </text:span>Runtime Memory Areas: Stack, heap, method area, PC register.</text:p>
      <text:p text:style-name="P3"><text:s text:c="4"/><text:span text:style-name="T2">3) </text:span>Execution Engine: Contiene il JIT (Just-In-Time Compiler) che ottimizza l’esecuzione traducendo il bytecode in codice nativo.</text:p>
      <text:p text:style-name="P3"><text:s text:c="4"/><text:span text:style-name="T2">4) </text:span>Garbage Collector: Gestisce la memoria automatica eliminando gli oggetti non più usati.</text:p>
      <text:p text:style-name="P3"/>
      <text:p text:style-name="P4">- <text:span text:style-name="T1">La JRE (Java Runtime Environment):</text:span></text:p>
      <text:p text:style-name="P4"><text:span text:style-name="T2">Essa </text:span>è un sottoinsieme della JDK e serve solo per l’esecuzione di programmi Java. Contiene la JVM e le librerie standard necessarie al funzionamento di Java.</text:p>
      <text:p text:style-name="P4"><text:s text:c="4"/>Se hai la JDK → puoi scrivere, compilare ed eseguire Java.</text:p>
      <text:p text:style-name="P4"><text:s text:c="4"/>Se hai solo la JRE → puoi solo eseguire programmi già compilati.</text:p>
      <text:p text:style-name="P4"/>
      <text:p text:style-name="P4">- La JDK include molte <text:span text:style-name="T1">librerie standard </text:span>fondamentali per lo sviluppo Java:</text:p>
      <text:p text:style-name="P4"><text:s text:c="4"/><text:tab/>java.lang (tipi di base, stringhe, gestione della memoria)</text:p>
      <text:p text:style-name="P4"><text:s text:c="4"/><text:tab/>java.util (strutture dati come ArrayList, HashMap)</text:p>
      <text:p text:style-name="P4"><text:s text:c="4"/><text:tab/>java.io (lettura/scrittura file)</text:p>
      <text:p text:style-name="P4"><text:s text:c="4"/><text:tab/>java.net (comunicazioni di rete)</text:p>
      <text:p text:style-name="P4"><text:s text:c="4"/><text:tab/>java.sql (database con JDBC)</text:p>
      <text:p text:style-name="P4"><text:s text:c="4"/><text:tab/>java.time (gestione di date e orari)</text:p>
      <text:p text:style-name="P4"/>
      <text:p text:style-name="P4">- Oltre al compilatore e alla JVM, la JDK offre <text:span text:style-name="T1">strumenti avanzati:</text:span></text:p>
      <text:p text:style-name="P3">Strumento<text:tab/>Descrizione</text:p>
      <text:p text:style-name="P3">javac<text:tab/><text:tab/>Compilatore Java (trasforma .java in .class)</text:p>
      <text:p text:style-name="P3">java<text:tab/><text:tab/>Esegue un programma Java (interpreta il bytecode .class)</text:p>
      <text:p text:style-name="P3">javadoc<text:tab/>Genera documentazione a partire dai commenti nel codice</text:p>
      <text:p text:style-name="P3">jar<text:tab/><text:tab/>Crea e gestisce archivi .jar (Java Archive) per distribuire applicazioni</text:p>
      <text:p text:style-name="P3">jdb<text:tab/><text:tab/>Debugger Java per il debugging a livello di codice</text:p>
      <text:p text:style-name="P3">jconsole<text:tab/>Monitoraggio delle performance delle applicazioni Java</text:p>
      <text:p text:style-name="P3">jstat<text:tab/><text:tab/>Analizza le statistiche della JVM (uso della memoria, GC)</text:p>
      <text:p text:style-name="P3">jstack<text:tab/><text:tab/>Mostra lo stack trace dei thread in esecuzione</text:p>
      <text:p text:style-name="P3">jmap<text:tab/><text:tab/>Analizza l’heap della JVM</text:p>
      <text:p text:style-name="P4"><text:soft-page-break/></text:p>
      <text:p text:style-name="P4"/>
      <text:p text:style-name="P4">Esistono varie versioni della JDK, le più popolari sono la 8, 11, 17 e la 21 poiché sono versioni LTS (Long Term Support) hanno aggiornamenti a lungo termine, mentre quelle intermedie durano solo sei mesi.</text:p>
      <text:p text:style-name="P4"/>
      <text:p text:style-name="P4">Oracle JDK è a pagamento per usi commerciali, quindi esistono alternative gratuite:</text:p>
      <text:p text:style-name="P4"><text:s text:c="4"/>OpenJDK (versione open-source ufficiale di Java)</text:p>
      <text:p text:style-name="P4"><text:s text:c="4"/>Amazon Corretto (supportata da AWS)</text:p>
      <text:p text:style-name="P4"><text:s text:c="4"/>Azul Zulu (ottimizzata per performance elevate)</text:p>
      <text:p text:style-name="P4"><text:s text:c="4"/>AdoptOpenJDK (gestita dalla community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09:10:36.023000000</meta:creation-date>
    <dc:date>2025-02-22T09:28:25.329000000</dc:date>
    <meta:editing-duration>PT4M19S</meta:editing-duration>
    <meta:editing-cycles>1</meta:editing-cycles>
    <meta:document-statistic meta:table-count="0" meta:image-count="0" meta:object-count="0" meta:page-count="2" meta:paragraph-count="40" meta:word-count="430" meta:character-count="2869" meta:non-whitespace-character-count="2401"/>
    <meta:generator>LibreOffice/24.8.4.2$Windows_X86_64 LibreOffice_project/bb3cfa12c7b1bf994ecc5649a80400d06cd71002</meta:generator>
  </office:meta>
</office:document-meta>
</file>